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Spotify Analysis </text:span></text:p>
            <text:p>Song Class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O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oal/ Overall Flow</text:p>
              </text:list-item>
              <text:list-item>
                <text:p>Genius </text:p>
              </text:list-item>
              <text:list-item>
                <text:p>Spotify Analysis </text:p>
              </text:list-item>
              <text:list-item>
                <text:p>Other piec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Goa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ather all necessary elements for song </text:p>
              </text:list-item>
              <text:list-item>
                <text:p>Not super complicated to use and incorporate into other data structures (playlists) and to database <text:s/></text:p>
              </text:list-item>
              <text:list-item>
                <text:p>Requires name, artist and spotify i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enius API Call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Goal: Get genius page to web scrape song lyrics from page </text:span></text:p>
              </text:list-item>
              <text:list-item>
                <text:p><text:span text:style-name="T2">Search for song name, then find matching song name with the same artist to get page path <text:s/></text:span></text:p>
              </text:list-item>
              <text:list-item>
                <text:p><text:span text:style-name="T2">If cannot find matching song with API, uses “artist-song name-lyrics” to generate page path </text:span></text:p>
              </text:list-item>
              <text:list-item>
                <text:p><text:span text:style-name="T2">Web scrape for “lyrics” div with song lyric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rse Lyrics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wer case and tokenize words to get all word tokens (reg ex “w+”)</text:p>
              </text:list-item>
              <text:list-item>
                <text:p>Remove NLTK stop words <text:s/></text:p>
              </text:list-item>
              <text:list-item>
                <text:p><text:span text:style-name="T3">Run through </text:span>NLTK Wordnet Lemmatizer </text:p>
              </text:list-item>
              <text:list-item>
                <text:p>Also create TextBlob for more analysi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Default 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Creates spotipy context to get spotify audio features </text:span></text:p>
                <text:list>
                  <text:list-item>
                    <text:p><text:span text:style-name="T5">Need to pass credentials </text:span></text:p>
                  </text:list-item>
                  <text:list-item>
                    <text:p><text:span text:style-name="T5">Features: 'danceability', 'energy', 'key', 'loudness', 'mode', 'speechiness', 'acousticness', 'instrumentalness', 'liveness', 'valence', 'tempo', 'duration_ms', 'time_signature'</text:span></text:p>
                  </text:list-item>
                  <text:list-item>
                    <text:p><text:span text:style-name="T5">Impute -999 if no features found </text:span></text:p>
                  </text:list-item>
                </text:list>
              </text:list-item>
              <text:list-item>
                <text:p><text:span text:style-name="T6">Get series of word counts via CountVectorizer </text:span></text:p>
              </text:list-item>
              <text:list-item>
                <text:p><text:span text:style-name="T6">Get Sentiment via TextBlob</text:span></text:p>
              </text:list-item>
              <text:list-item>
                <text:p><text:span text:style-name="T6">Create WordCloud via WordCloud 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sing the cla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put name, artist, spotify ID </text:p>
              </text:list-item>
              <text:list-item>
                <text:p>Run execute function</text:p>
              </text:list-item>
              <text:list-item>
                <text:p>Many details of song will be stored in all_details dictionary attribute </text:p>
              </text:list-item>
              <text:list-item>
                <text:p>Separately run WordCloud function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ther Though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Could potentially use spotify </text:span>song key as my unique key</text:p>
                <text:list>
                  <text:list-item>
                    <text:p>Not mine, they can make changes without my being aware </text:p>
                  </text:list-item>
                </text:list>
              </text:list-item>
              <text:list-item>
                <text:p>Can make spotify call to get artist name, tit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embeddings logic </text:p>
              </text:list-item>
              <text:list-item>
                <text:p>Create database layout from all_details (title, artist, spotify_id, raw_lyrics, audio_features) <text:s/></text:p>
              </text:list-item>
              <text:list-item>
                <text:p>Think about playlist structure and rolling structu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0:54:34.131385610</meta:creation-date>
    <meta:editing-duration>PT3H20M7S</meta:editing-duration>
    <meta:editing-cycles>8</meta:editing-cycles>
    <meta:generator>LibreOffice/6.0.7.3$Linux_X86_64 LibreOffice_project/00m0$Build-3</meta:generator>
    <dc:date>2019-11-03T14:18:24.322508221</dc:date>
    <meta:document-statistic meta:object-count="56"/>
  </office:meta>
</office:document-meta>
</file>